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Q</mi>
            <mo stretchy="false">=</mo>
            <mover accent="true">
              <mrow>
                <mover accent="true">
                  <mi>Q</mi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over accent="true">
                  <mrow>
                    <mi>Q</mi>
                    <mo stretchy="false">+</mo>
                    <mi>S</mi>
                  </mrow>
                  <mo>¯</mo>
                </mover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⋅</mo>
                      <mover accent="true">
                        <mi>S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R</mi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 fence="true" form="prefix" stretchy="false">(</mo>
                  <mrow>
                    <mrow>
                      <mover accent="true">
                        <mi>Q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S</mi>
                        <mo>¯</mo>
                      </mover>
                      <mo stretchy="false">+</mo>
                      <mi>R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i>R</mi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i>R</mi>
                </mrow>
                <mo stretchy="false">+</mo>
                <mrow>
                  <mi>R</mi>
                  <mo stretchy="false">⋅</mo>
                  <mover accent="true">
                    <mi>S</mi>
                    <mo>¯</mo>
                  </mover>
                </mrow>
                <mo stretchy="false">+</mo>
                <mrow>
                  <mi>R</mi>
                  <mo stretchy="false">⋅</mo>
                  <mn>1</mn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row>
                  <mi>R</mi>
                  <mo stretchy="false">⋅</mo>
                  <mrow>
                    <mo fence="true" form="prefix" stretchy="false">(</mo>
                    <mrow>
                      <mrow>
                        <mover accent="true">
                          <mi>Q</mi>
                          <mo>¯</mo>
                        </mover>
                        <mo stretchy="false">+</mo>
                        <mover accent="true">
                          <mi>S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over accent="true">
              <mrow>
                <mi>R</mi>
                <mo stretchy="false">+</mo>
                <mrow>
                  <mover accent="true">
                    <mi>Q</mi>
                    <mo>¯</mo>
                  </mover>
                  <mo stretchy="false">⋅</mo>
                  <mover accent="true">
                    <mi>S</mi>
                    <mo>¯</mo>
                  </mover>
                </mrow>
              </mrow>
              <mo>¯</mo>
            </mover>
          </mrow>
        </mtd>
      </mtr>
      <mtr>
        <mtd>
          <mrow>
            <mi>Q</mi>
            <mo stretchy="false">=</mo>
            <mrow>
              <mrow>
                <mover accent="true">
                  <mi>R</mi>
                  <mo>¯</mo>
                </mover>
                <mo stretchy="false">⋅</mo>
                <mi>Q</mi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i>Q</mi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>
            <mi>Q</mi>
            <mo stretchy="false">=</mo>
            <mrow>
              <mrow>
                <msub>
                  <mi>Q</mi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sub>
                <mo stretchy="false">⋅</mo>
                <mover accent="true">
                  <mi>R</mi>
                  <mo>¯</mo>
                </mover>
              </mrow>
              <mo stretchy="false">+</mo>
              <mi>S</mi>
            </mrow>
          </mrow>
        </mtd>
      </mtr>
      <mtr>
        <mtd>
          <mrow/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Q</mi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over accent="true">
                  <mrow>
                    <mover accent="true">
                      <mi>Q</mi>
                      <mo>¯</mo>
                    </mover>
                    <mo stretchy="false">+</mo>
                    <mi>R</mi>
                  </mrow>
                  <mo>¯</mo>
                </mover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⋅</mo>
                      <mover accent="true">
                        <mi>R</mi>
                        <mo>¯</mo>
                      </mover>
                    </mrow>
                  </mrow>
                  <mo fence="true" form="postfix" stretchy="false">)</mo>
                </mrow>
                <mo stretchy="false">+</mo>
                <mi>S</mi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o fence="true" form="prefix" stretchy="false">(</mo>
                  <mrow>
                    <mrow>
                      <mi>Q</mi>
                      <mo stretchy="false">+</mo>
                      <mi>S</mi>
                    </mrow>
                  </mrow>
                  <mo fence="true" form="postfix" stretchy="false">)</mo>
                </mrow>
                <mo stretchy="false">⋅</mo>
                <mrow>
                  <mo fence="true" form="prefix" stretchy="false">(</mo>
                  <mrow>
                    <mrow>
                      <mover accent="true">
                        <mi>R</mi>
                        <mo>¯</mo>
                      </mover>
                      <mo stretchy="false">+</mo>
                      <mi>S</mi>
                    </mrow>
                  </mrow>
                  <mo fence="true" form="postfix" stretchy="false">)</mo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i>S</mi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Q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Q</mi>
                  <mo stretchy="false">⋅</mo>
                  <mi>S</mi>
                </mrow>
                <mo stretchy="false">+</mo>
                <mrow>
                  <mi>S</mi>
                  <mo stretchy="false">⋅</mo>
                  <mover accent="true">
                    <mi>R</mi>
                    <mo>¯</mo>
                  </mover>
                </mrow>
                <mo stretchy="false">+</mo>
                <mrow>
                  <mi>S</mi>
                  <mo stretchy="false">⋅</mo>
                  <mn>1</mn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row>
                  <mi>S</mi>
                  <mo stretchy="false">⋅</mo>
                  <mrow>
                    <mo fence="true" form="prefix" stretchy="false">(</mo>
                    <mrow>
                      <mrow>
                        <mi>Q</mi>
                        <mo stretchy="false">+</mo>
                        <mover accent="true">
                          <mi>R</mi>
                          <mo>¯</mo>
                        </mover>
                        <mo stretchy="false">+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over accent="true">
              <mrow>
                <mi>S</mi>
                <mo stretchy="false">+</mo>
                <mrow>
                  <mi>Q</mi>
                  <mo stretchy="false">⋅</mo>
                  <mover accent="true">
                    <mi>R</mi>
                    <mo>¯</mo>
                  </mover>
                </mrow>
              </mrow>
              <mo>¯</mo>
            </mover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S</mi>
                  <mo>¯</mo>
                </mover>
                <mo stretchy="false">⋅</mo>
                <mover accent="true">
                  <mi>Q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i>Q</mi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  <mtr>
        <mtd>
          <mrow>
            <mover accent="true">
              <mi>Q</mi>
              <mo>¯</mo>
            </mover>
            <mo stretchy="false">=</mo>
            <mrow>
              <mrow>
                <mover accent="true">
                  <msub>
                    <mi>Q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</msub>
                  <mo>¯</mo>
                </mover>
                <mo stretchy="false">⋅</mo>
                <mover accent="true">
                  <mi>S</mi>
                  <mo>¯</mo>
                </mover>
              </mrow>
              <mo stretchy="false">+</mo>
              <mi>R</mi>
            </mrow>
          </mrow>
        </mtd>
      </mtr>
    </mtable>
    <annotation encoding="StarMath 5.0">Q=overline{overline{Q} + R}  newline
Q=overline{overline{Q + S} + R}  newline
Q=overline{(overline{Q} cdot overline{S}) + R}  newline
Q=overline{(overline{Q} + R) cdot (overline{S} + R)}  newline
Q=overline{overline{Q} cdot overline{S} + overline{Q} cdot R + R cdot overline{S} + R cdot R}  newline
Q=overline{overline{Q} cdot overline{S} + overline{Q} cdot R + R cdot overline{S} + R cdot 1}  newline
Q=overline{R cdot (overline{Q} + overline{S} + 1) + overline{Q} cdot overline{S}}  newline
Q=overline{R + overline{Q} cdot overline{S}}  newline
Q=overline{R} cdot Q + S  newline
Q=Q cdot overline{R} + S newline
Q=Q_{(n-1)} cdot overline{R} + S newline newline

overline{Q}=overline{Q + S} newline
overline{Q}=overline{overline{overline{Q} + R} + S}  newline
overline{Q}=overline{(Q cdot overline{R}) + S}  newline
overline{Q}=overline{(Q + S) cdot (overline{R} + S)}  newline
overline{Q}=overline{Q cdot overline{R} + Q cdot S + S cdot overline{R} + S cdot S}  newline
overline{Q}=overline{Q cdot overline{R} + Q cdot S + S cdot overline{R} + S cdot 1}  newline
overline{Q}=overline{S cdot (Q + overline{R} + 1) + Q cdot overline{R}}  newline
overline{Q}=overline{S + Q cdot overline{R}}  newline
overline{Q}=overline{S} cdot overline{Q} + R  newline
overline{Q}=overline{Q} cdot overline{S} + R  newline
overline{Q}=overline{Q_{(n-1)}} cdot overline{S} + R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8:23:37.524511836</meta:creation-date>
    <meta:generator>LibreOffice/7.6.4.1$Linux_X86_64 LibreOffice_project/60$Build-1</meta:generator>
    <dc:date>2024-03-06T19:51:55.475576772</dc:date>
    <meta:editing-duration>PT42M4S</meta:editing-duration>
    <meta:editing-cycles>2</meta:editing-cycles>
  </office:meta>
</office:document-meta>
</file>